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6">
      <style:table-cell-properties style:text-align-source="fix" style:repeat-content="false"/>
      <style:paragraph-properties fo:text-align="end" fo:margin-left="0cm"/>
    </style:style>
    <style:style style:name="ce157"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58" style:family="table-cell" style:parent-style-name="Default" style:data-style-name="N1">
      <style:table-cell-properties style:text-align-source="fix" style:repeat-content="false"/>
      <style:paragraph-properties fo:text-align="end" fo:margin-left="0cm"/>
    </style:style>
    <style:style style:name="ce159"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0" style:family="table-cell" style:parent-style-name="Default" style:data-style-name="N137">
      <style:table-cell-properties style:text-align-source="fix" style:repeat-content="false"/>
      <style:paragraph-properties fo:text-align="end" fo:margin-left="0cm"/>
    </style:style>
    <style:style style:name="ce161"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34">
      <style:table-cell-properties style:text-align-source="fix" style:repeat-content="false"/>
      <style:paragraph-properties fo:text-align="start" fo:margin-left="0cm"/>
    </style:style>
    <style:style style:name="ce163"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3" table:default-cell-style-name="ce155"/>
        <table:table-column table:style-name="co10" table:default-cell-style-name="ce155"/>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2" table:formula="of:=IF([.A4];-1;IF([.G4]&lt;&gt;[.H4];0;1))" office:value-type="float" office:value="-1">
            <text:p>SKIP (-1)</text:p>
          </table:table-cell>
          <table:table-cell table:style-name="ce163"/>
        </table:table-row>
        <table:table-row table:style-name="ro2">
          <table:table-cell/>
          <table:table-cell table:style-name="ce154" table:number-columns-repeated="5"/>
          <table:table-cell table:number-columns-repeated="2"/>
          <table:table-cell table:style-name="ce162" table:formula="of:=IF([.A5];-1;IF([.G5]&lt;&gt;[.H5];0;1))" office:value-type="float" office:value="1">
            <text:p>PASS (1)</text:p>
          </table:table-cell>
          <table:table-cell table:style-name="ce163"/>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2"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2"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62"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2"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2"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2"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2"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2"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2"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2"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2"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2"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2"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2"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2"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2"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2"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2"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2"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2"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2"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2"/>
          <table:table-cell/>
        </table:table-row>
        <table:table-row table:style-name="ro2">
          <table:table-cell table:number-columns-repeated="5"/>
          <table:table-cell table:formula="of:=IF(ISBLANK([.C28]);0;IF(ISBLANK([.D28]);1;IF(ISBLANK(e#ref!);2;3)))" office:value-type="string" office:string-value="Err:508">
            <text:p>Err:508</text:p>
          </table:table-cell>
          <table:table-cell table:number-columns-repeated="2"/>
          <table:table-cell table:style-name="ce162"/>
          <table:table-cell/>
        </table:table-row>
        <table:table-row table:style-name="ro2" table:number-rows-repeated="17">
          <table:table-cell table:number-columns-repeated="8"/>
          <table:table-cell table:style-name="ce162"/>
          <table:table-cell/>
        </table:table-row>
        <table:table-row table:style-name="ro2">
          <table:table-cell office:value-type="string">
            <text:p>&gt;&gt;&gt;&gt;</text:p>
          </table:table-cell>
          <table:table-cell table:formula="of:=TEST_PARSER(&quot;primitives&quot;)" office:value-type="string" office:string-value="test_Parser(primitives): 0,8 384">
            <text:p>test_Parser(primitives): 0,8 384</text:p>
          </table:table-cell>
          <table:table-cell table:formula="of:=TESTSTAT(&quot;name&quot;; [.B46])" office:value-type="string" office:string-value="test_Parser(primitives):">
            <text:p>test_Parser(primitives):</text:p>
          </table:table-cell>
          <table:table-cell table:style-name="ce156" table:formula="of:=TESTSTAT(&quot;time&quot;; [.B46])" office:value-type="float" office:value="0.8">
            <text:p>0,8 sec</text:p>
          </table:table-cell>
          <table:table-cell table:style-name="ce158" table:formula="of:=TESTSTAT(&quot;count&quot;; [.B46])" office:value-type="float" office:value="384">
            <text:p>384</text:p>
          </table:table-cell>
          <table:table-cell table:style-name="ce160" table:formula="of:=[.E46]/[.D46]" office:value-type="float" office:value="480">
            <text:p>480,0 a/sec</text:p>
          </table:table-cell>
          <table:table-cell table:number-columns-repeated="2"/>
          <table:table-cell table:style-name="ce162"/>
          <table:table-cell/>
        </table:table-row>
        <table:table-row table:style-name="ro2">
          <table:table-cell/>
          <table:table-cell table:formula="of:=TEST_PARSER(&quot;multiplicity&quot;)" office:value-type="string" office:string-value="test_Parser(multiplicity): 1,4 308">
            <text:p>test_Parser(multiplicity): 1,4 308</text:p>
          </table:table-cell>
          <table:table-cell table:formula="of:=TESTSTAT(&quot;name&quot;; [.B47])" office:value-type="string" office:string-value="test_Parser(multiplicity):">
            <text:p>test_Parser(multiplicity):</text:p>
          </table:table-cell>
          <table:table-cell table:style-name="ce156" table:formula="of:=TESTSTAT(&quot;time&quot;; [.B47])" office:value-type="float" office:value="1.4">
            <text:p>1,4 sec</text:p>
          </table:table-cell>
          <table:table-cell table:style-name="ce158" table:formula="of:=TESTSTAT(&quot;count&quot;; [.B47])" office:value-type="float" office:value="308">
            <text:p>308</text:p>
          </table:table-cell>
          <table:table-cell table:style-name="ce160" table:formula="of:=[.E47]/[.D47]" office:value-type="float" office:value="220">
            <text:p>220,0 a/sec</text:p>
          </table:table-cell>
          <table:table-cell table:number-columns-repeated="4"/>
        </table:table-row>
        <table:table-row table:style-name="ro2">
          <table:table-cell/>
          <table:table-cell table:formula="of:=TEST_PARSER(&quot;basic&quot;)" office:value-type="string" office:string-value="test_Parser(basic): 1 346">
            <text:p>test_Parser(basic): 1 346</text:p>
          </table:table-cell>
          <table:table-cell table:formula="of:=TESTSTAT(&quot;name&quot;; [.B48])" office:value-type="string" office:string-value="test_Parser(basic):">
            <text:p>test_Parser(basic):</text:p>
          </table:table-cell>
          <table:table-cell table:style-name="ce156" table:formula="of:=TESTSTAT(&quot;time&quot;; [.B48])" office:value-type="float" office:value="1">
            <text:p>1,0 sec</text:p>
          </table:table-cell>
          <table:table-cell table:style-name="ce158" table:formula="of:=TESTSTAT(&quot;count&quot;; [.B48])" office:value-type="float" office:value="346">
            <text:p>346</text:p>
          </table:table-cell>
          <table:table-cell table:style-name="ce160" table:formula="of:=[.E48]/[.D48]" office:value-type="float" office:value="346">
            <text:p>346,0 a/sec</text:p>
          </table:table-cell>
          <table:table-cell table:number-columns-repeated="4"/>
        </table:table-row>
        <table:table-row table:style-name="ro2">
          <table:table-cell/>
          <table:table-cell table:formula="of:=TEST_PARSER(&quot;numbers&quot;)" office:value-type="string" office:string-value="test_Parser(numbers): 1,7 296">
            <text:p>test_Parser(numbers): 1,7 296</text:p>
          </table:table-cell>
          <table:table-cell table:formula="of:=TESTSTAT(&quot;name&quot;; [.B49])" office:value-type="string" office:string-value="test_Parser(numbers):">
            <text:p>test_Parser(numbers):</text:p>
          </table:table-cell>
          <table:table-cell table:style-name="ce156" table:formula="of:=TESTSTAT(&quot;time&quot;; [.B49])" office:value-type="float" office:value="1.7">
            <text:p>1,7 sec</text:p>
          </table:table-cell>
          <table:table-cell table:style-name="ce158" table:formula="of:=TESTSTAT(&quot;count&quot;; [.B49])" office:value-type="float" office:value="296">
            <text:p>296</text:p>
          </table:table-cell>
          <table:table-cell table:style-name="ce160" table:formula="of:=[.E49]/[.D49]" office:value-type="float" office:value="174.117647058824">
            <text:p>174,1 a/sec</text:p>
          </table:table-cell>
          <table:table-cell table:number-columns-repeated="4"/>
        </table:table-row>
        <table:table-row table:style-name="ro2">
          <table:table-cell/>
          <table:table-cell table:formula="of:=TEST_PARSER(&quot;types&quot;)" office:value-type="string" office:string-value="test_Parser(types): 1,4 184">
            <text:p>test_Parser(types): 1,4 184</text:p>
          </table:table-cell>
          <table:table-cell table:formula="of:=TESTSTAT(&quot;name&quot;; [.B50])" office:value-type="string" office:string-value="test_Parser(types):">
            <text:p>test_Parser(types):</text:p>
          </table:table-cell>
          <table:table-cell table:style-name="ce156" table:formula="of:=TESTSTAT(&quot;time&quot;; [.B50])" office:value-type="float" office:value="1.4">
            <text:p>1,4 sec</text:p>
          </table:table-cell>
          <table:table-cell table:style-name="ce158" table:formula="of:=TESTSTAT(&quot;count&quot;; [.B50])" office:value-type="float" office:value="184">
            <text:p>184</text:p>
          </table:table-cell>
          <table:table-cell table:style-name="ce160" table:formula="of:=[.E50]/[.D50]" office:value-type="float" office:value="131.428571428571">
            <text:p>131,4 a/sec</text:p>
          </table:table-cell>
          <table:table-cell table:number-columns-repeated="4"/>
        </table:table-row>
        <table:table-row table:style-name="ro2">
          <table:table-cell table:number-columns-repeated="3"/>
          <table:table-cell table:style-name="ce157" table:formula="of:=SUM([.D46:.D50])" office:value-type="float" office:value="6.3">
            <text:p>6,3 sec</text:p>
          </table:table-cell>
          <table:table-cell table:style-name="ce159" table:formula="of:=SUM([.E46:.E50])" office:value-type="float" office:value="1518">
            <text:p>1518</text:p>
          </table:table-cell>
          <table:table-cell table:style-name="ce161" table:formula="of:=[.E51]/[.D51]" office:value-type="float" office:value="240.952380952381">
            <text:p>241,0 a/sec</text:p>
          </table:table-cell>
          <table:table-cell table:number-columns-repeated="4"/>
        </table:table-row>
        <table:table-row table:style-name="ro2">
          <table:table-cell table:number-columns-repeated="10"/>
        </table:table-row>
        <table:table-row table:style-name="ro2">
          <table:table-cell/>
          <table:table-cell table:formula="of:=TEST_PARSER(&quot;all&quot;)" office:value-type="string" office:string-value="test_Parser(all): 5,8 1518">
            <text:p>test_Parser(all): 5,8 1518</text:p>
          </table:table-cell>
          <table:table-cell table:formula="of:=TESTSTAT(&quot;name&quot;; [.B53])" office:value-type="string" office:string-value="test_Parser(all):">
            <text:p>test_Parser(all):</text:p>
          </table:table-cell>
          <table:table-cell table:style-name="ce156" table:formula="of:=TESTSTAT(&quot;time&quot;; [.B53])" office:value-type="float" office:value="5.8">
            <text:p>5,8 sec</text:p>
          </table:table-cell>
          <table:table-cell table:style-name="ce158" table:formula="of:=TESTSTAT(&quot;count&quot;; [.B53])" office:value-type="float" office:value="1518">
            <text:p>1518</text:p>
          </table:table-cell>
          <table:table-cell table:style-name="ce160" table:formula="of:=[.E53]/[.D53]" office:value-type="float" office:value="261.724137931034">
            <text:p>261,7 a/sec</text:p>
          </table:table-cell>
          <table:table-cell table:number-columns-repeated="4"/>
        </table:table-row>
        <table:table-row table:style-name="ro2" table:number-rows-repeated="1048522">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1">21.04.2017</text:date>, <text:time>18:53: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21T18:52:59.96</dc:date>
    <meta:editing-duration>P140DT9H16M52S</meta:editing-duration>
    <meta:editing-cycles>414</meta:editing-cycles>
    <meta:generator>OpenOffice/4.1.2$Win32 OpenOffice.org_project/412m3$Build-9782</meta:generator>
    <meta:document-statistic meta:table-count="10" meta:cell-count="7697"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concat()
	test_typeOf()
	test_isString()
	test_toString()
	test_id()
	test_fstArg()
	test_sndArg()
	test_swap()
	test_compose()
	test_add()
	test_mul()
	test_inRange()
	test_equ()
	test_readHe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flatten = foldl(adjoin, nil, xs)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toString	As Object
	concat		As Object
	readHex		As Object
	equ			As Object
	inRange		As Object

	isNil		As Object
	cons		As Object
	length		As Object
	car			As Object
	cdr			As Object
	cadr		As Object
	caddr		As Object
	foldl		As Object
	foldr		As Object
	foldl1		As Object
'	foldr1		As Object
	adjoin		As Object
	flatten 	As Object
	reverse 	As Object
	
	TParser_toString	As Object
	mkParser 			As Object
	pBind				As Object
	pChoice				As Object
	maybeMakeArrowType	As Object
	mkTypeCtor			As Object
End Type


Sub Main
	test_Fn()
End Sub

Function newFn(name As String, arity As Integer, Optional typ)
	Dim result As New TFn
	result.which = name
	result.arity = arity
	If Not(isMissing(typ)) Then
		result.str = name &amp; " :: " &amp; toString(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toString = lookupFn("toString")
		result.concat	= lookupFn("concat")
		result.readHex	= lookupFn("readHex")
		result.equ		= lookupFn("equ")
		result.inRange	= lookupFn("inRange")

		result.isNil	= lookupFn("isNil")
		result.cons		= lookupFn("cons")
		result.length	= lookupFn("length")
		result.car 		= lookupFn("car")
		result.cdr 		= lookupFn("cdr")
		result.cadr 	= lookupFn("cadr")
		result.caddr 	= lookupFn("caddr")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Bind	= lookupFn("pBind")
		result.pChoice	= lookupFn("pChoice")
		result.maybeMakeArrowType = lookupFn("maybeMakeArrowType")
		result.mkTypeCtor		  = lookupFn("mkTypeCtor")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 -&gt; Bool"), _
			newFn("toString",		1, "a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existsF",		1), _
			newFn("arityF", 		1), _
			newFn("applyToList",	2), _
			_
			newFn("TList_toString",	1), _
			newFn("TList_equ",		2), _
			newFn("isNil",			1), _
			newFn("cons",			2), _
			newFn("length",			1), _
			newFn("car",			1), _
			newFn("cdr",			1), _
			newFn("cadr",			1), _
			newFn("caddr",			1), _
			newFn("foldl",			3), _
			newFn("foldr",			3), _
			newFn("foldl1",			2), _
			newFn("foldr1",			2), _
			newFn("map",			2), _
			newFn("filter",			2), _
			newFn("adjoin",			2), _
			newFn("flatten",		1, "List List a -&gt; List a"), _
			newFn("reverse",		1, "List a -&gt; List a"), _
			_
			newFn("TParser_toString",	1, "Parser a -&gt; Str"), _
			newFn("mkParser",			2, "Str -&gt; Any -&gt; Parser a"), _
			newFn("pBind",				2, "Parser a -&gt; (a -&gt; Parser b) -&gt; Parser b"), _
			newFn("pChoice",			2, "Parser a -&gt; Parser a -&gt; Parser a"), _
			newFn("maybeMakeArrowType",	2, "Typ -&gt; Maybe Typ -&gt; Typ"), _
			newFn("mkTypeCtor",			2, "Str -&gt; List Typ -&gt; Typ")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toString":	result = toString(	a0)
		Case "readHex":		result = readHex(	a0)
		Case "isNil":		result = isNil(		a0)
		Case "length":		result = length(	a0)
		Case "car":			result = car(		a0)
		Case "cdr":			result = cdr(		a0)
		Case "cadr":		result = cadr(		a0)
		Case "caddr":		result = caddr(		a0)
		Case "flatten":		result = flatten(	a0)
		Case "reverse": 	result = reverse(	a0)
		Case "toArray": 	result = toArray(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a0, a1, a2)
		Case "foldr":	result = foldr(a0, a1, a2)
		Case Else
			Goto applyLast_doTheCall
	End Select
	applyLast = result
	Exit Function
applyLast_of_four:
	a0 = caddr(reverseArgs) 'fn.args(0)
	a1 = cadr(reverseArgs) 'fn.args(1)
	a2 = car(reverseArgs) 'fn.args(2)
	a3 = arg
	Select Case name
		Case "ite": If applyLast(a0, a3) Then : result = apply1(a1, a3) : Else : result = apply1(a2, a3) :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applyToList":			result = applyToList(		a(0), a(1)			)
		Case "TList_toString":		result = TList_toString(	a(0)				)
		Case "TParser_toString":	result = TParser_toString(	a(0)				)
		Case "TList_equ":			result = TList_equ(			a(0), a(1)			)
		Case Else
			croak("applyBuiltinRev: unknown function '" &amp; getFnName(fn) &amp; "'")
	End Select	
	applyBuiltinRev = result
End Function

Function applyToList(ByVal fn As Variant, ByVal args As Object)
	Dim result As Variant
	fn = asFn(fn, "applyToList: invalid 1st arg")
	If isNil(args) Then
		Dim fstr As String
		fstr = toString(fn)
		croak("applyToList: empty args list for " &amp; chr(13) &amp; fstr)
	Else
		result = fn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blaha(ByVal xs As Object)
	xs.len = 1
	xs = nil
	blaha = xs
End Function

Function test_Fn()
	Dim i As Integer
	Dim xs As Object
	xs = List("x", "y")
	assertEqual(toString(blaha(xs)), "[]").x
	'assertEqual(toString(xs), "['x', 'y']").x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Public bindFns As Object
Public applyP_callCount As Integer
Public _applyP_callCount As Integer
Public applyP_return As Integer
Public applyP_fail As Integer
Public applyP_item As Integer
Public applyP_bind As Integer
Public apply_bind_K_return As Integer
Public applyP_choice As Integer
Public applyP_str As Integer
Public applyP_seq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TParser_toString(Optional p As Object)
	If isMissing(p) Then
		TParser_toString = Fn.TParser_toString
	Else
		Dim result As String, f As Object
		Select Case p.tp
			Case "fail":		result = "fail"
			Case "return":		result = "(return " &amp; toString(p.st) &amp; ")"
			Case "item": 		result = "item"
			Case "str":			result = "(str " &amp; toString(p.st) &amp; ")"
			Case "choice"
				Dim alts As Object
				alts = p.st
				If isPZeroOrOne(p) Then
					' it has shape p +++ return Empty
					' so it's effectively "zero-or-one" p, which can be written as "p?"
					result = TParser_toString(car(alts)) &amp; "?"
				Else
					result = "(" &amp; TParser_toString(car(alts))
					alts = cdr(alts)
					While Not(isNil(alts))
						result = result &amp; " +++ " + TParser_toString(car(alts))
						alts = cdr(alts)
					Wend
					result = result &amp; ")"
				End If
			Case "bind"
				Dim q As Object
				q = p.st(0)
				f = p.st(1)
				result = toString(q) &amp; " &gt;&gt;= " &amp; TFn_toString(f)
			Case "seq"
				Dim ps As Variant, i As Integer, args As String
				ps = p.st(0)
				f  = p.st(1)
				result = "("
				For i = LBound(ps) To UBound(ps)
					result = result &amp; "a" &amp; i &amp; " &lt;- " &amp; toString(ps(i)) &amp; chr(13) &amp; " "
					args = args &amp; " a" &amp; i
				Next i
				result = result &amp; "return someFn" &amp; args
				result = result &amp; ")"
			Case Else
				croak("TParser_toString/NYI: .tp = " &amp; toString(p.tp))
		End Select
		TParser_toString = result
	End If
End Function

Function mkParser(Optional tp As String, Optional st As Variant)
	Static oFn As Object
	Dim result As Object
	If isMissing(st) Then
		If isNull(oFn) Then : Set oFn = Fn.mkParser : End If
		If isMissing(tp) Then
			result = oFn
		Else
			result = apply1(oFn, tp)
		End If
	Else
		Set result = New Parser
		result.tyname = "TParser"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mkParser("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If isMissing(f) Then
		If isMissing(p) Then
			pBind = oFn
		Else
			' TODO: pBind: check if p is proper Parser
			pBind = apply(oFn, p)
		End If
	Else
		bindStats(p, f)
		' TODO: pBind: check if f is proper function
		pBind = mkParser("bind", Array(p, f))
	End If
End Function

Function isKreturn(f As Object) As Boolean
	Dim result As Boolean
	result = False
	If (getFnName(f) = getFnName(Fn.fstArg)) And (arity(f) = 1) Then
		Dim v As Parser
		v = car(partialArgs(f))
		If v.tp = "return" Then ' 40 of the above 43 are of shape (K return x)
			result = True
		End If
	End If
	isKreturn = result
End Function

Function bindStats(p As Parser, f As Object)
	' 43 of 51 are of shape (K p)
	' 40 of those 43 are of shape (K return x)
	If isKreturn(f) Then
		bindFns = cons(car(partialArgs(f)).st, bindFns)
	End If
End Function

' Requires both, p and q to succeed in sequence, but throws away q's result value
' and instead returns p's value together with q's pos.
' This is useful to eat up trailing whitespace, for example.
' ---
' pThen = p &gt;&gt;= (\v.q &gt;&gt;= \_.return v)
'       = p &gt;&gt;= (\v.q &gt;&gt;= (K ° return) v
'		= p &gt;&gt;= (\r f v.let x = applyP r
'						in if (fail? x)
'						   then fail
'						   else f v
'				) q (K ° return)
'		= p &gt;&gt;= (\v.let x = applyP q
'					in if (fail? x)
'					   then fail
'					   else (K ° return) v
'		= p &gt;&gt;= (((&gt;&gt;=) q ) ° (K ° return)))
Function pThen(p As Parser, q As Parser)
	pThen = pBind(p, compose(pBind(q), compose(fstArg, pReturn)))
End Function

' fails on empty string but succeeds on all others
' by returning the first character; and increasing pos by 1
Function pItem()
	Static result As Object
	If isNull(result) Then : result = mkParser("item", Nothing) : End If
	pItem = result
End Function

' pattern-matches p against "q &gt;&gt;= K (return Empty)" where q any parser
Function isPSkip(p As Parser)
	Dim result As Boolean : result = False
	If p.tp = "bind" Then
		Dim f As Object
		f = p.st(1)
		If (getFnName(f) = getFnName(Fn.fstArg)) And (arity(f) = 1) Then
			Dim innerP As Object
			innerP = car(partialArgs(f))
			result = (innerP.tp = "return") And isEmpty(innerP.st)
		End If
	End If
	isPSkip = result
End Function

Function pSkip(p As Object)
	Dim result As Variant
	Select Case p.tp
		Case "fail":	result = p
		Case "return":	result = pReturn(Empty)
		Case Else
			If isPSkip(p) Then
				result = p
			Else
				result = pBind(p, fstArg(pReturn(Empty)))
			End If
	End Select
	pSkip = result
End Function

' succeeds on strings with the given prefix t by returning t,
' and advancing pos by the length of t
Function pStr(Optional t As String)
	Static oFn As Object : If isNull(oFn) Then : oFn = mkParser("str") : End If
	If isMissing(t) Then
		pStr = oFn
	Else
		If (Len(t) = 0) Then
			croak("pStr: cannot match 'exactly' the empty string t=''")
		Else
			pStr = mkParser("str", 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If isNull(oFn) Then
		'list1 = swap(cons, nil)
		'      = \y.(swap cons) nil y
		'      = \y.cons y nil
		'      :: a -&gt; [a]
		'list2 = (swap cons) ° list1 
		'      =   \y.(swap cons) list1 y
		'      =   \y.(swap cons) (\y.cons y nil) y
		'      =   \y.(swap cons) (cons y nil)
		'      = \x y.(swap cons) (cons y nil) x 
		'      = \x y.cons x (cons y nil)
		'      :: a -&gt; a -&gt; [a]
		Set oFn = Fn.pChoice
	End If
	If isMissing(p1) Then
		pChoice = oFn
	ElseIf isMissing(p2) Then
		pChoice = apply(oFn, p1)
	Else
		' TODO: @pChoice: strip out always failing parsers
		' TODO: @pChoice: if p1 always succeeds strip out p2
	'	pChoice = mkParser("choice", List(p1, p2))
	'	Exit Function
		Dim choices As Variant
		If p2.tp = "choice" Then
			If p1.tp = "choice" Then
				choices = adjoin(p1.st, p2.st)
			Else
				choices = cons(p1,  p2.st)
			End If
		Else
			If p1.tp = "choice" Then
				choices = adjoin(p1.st, List(p2))
			Else
				choices = List(p1, p2)
			End If
		End If
		pChoice = mkParser("choice", choices)
	End If
End Function

' pattern-matches p against "q +++ return Empty" where q any parser
Function isPZeroOrOne(p As Parser)
	Dim result As Boolean : result = False
	If p.tp = "choice" Then
		If length(p.st) = 2 Then
			Dim sndAlt As Parser ' 2nd alternative
			sndAlt = cadr(p.st)
			' check if it has shape p +++ return Empty (which is effectively "zero-or-one" p)
			result = ((sndAlt.tp = "return") And isEmpty(sndAlt.st))
		End If
	End If
	isPZeroOrOne = result
End Function

' never fails: if p fails than pZeroOrOne(p) returns Empty + same pos as result,
' otherwise returns whatever p returns as result (+ pos)
' matches at most once
Function pZeroOrOne(p As Parser)
	If isPZeroOrOne(p) Then
		pZeroOrOne = p
	Else
		pZeroOrOne = pChoice(p, pReturn(Empty))
	End If
End Function

' never fails: if p fails than pMany(p) returns nil + same pos as result,
' otherwise returns a *REVERSED list* of p results + last pos
' matches as many as possible
Function pManyRev(p As Parser)
	pManyRev = pChoice( pMany1Rev(p), pReturn(nil) )
End Function

' same as pManyRev but with the list in the order as in the parsed string
Function pMany(p As Parser)
	' Note: direct impl might give a little more perf
	pMany = pSeq(Array(pManyRev(p)), Fn.reverse)
End Function

' same as pManyRev but fails if there is no match at all
' matches as many as possible
Function pMany1Rev(p As Parser)
	pMany1Rev = mkParser("many1Rev", p)
End Function

' same as pMany but fails if there is no match at all
' matches as many as possible
Function pMany1(p As Parser)
	pMany1 = pSeq(Array(pMany1Rev(p)), Fn.reverse)
End Function

' pSeq -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pSeq = mkParser("seq", Array(ps, f))
End Function



'==================================================================


Function pWhite()
	Static result As Parser	' an uninitialized instance of Parser at first
	If result.tp = "" Then
		result = pChoice(pStr(" "), pStr(Chr(9))
	End If
	pWhite = result
End Function

Function pAlphaLower()
	Static result As Parser	' an uninitialized instance of Parser at first
	If result.tp = "" Then
		result = pBind(pItem, _
					ite(compose(inRange(Asc("a"), Asc("z")), Fn.asc), _
						pReturn, _
						fstArg(pFail) _
				 )	)
	End If
	pAlphaLower = result
End Function

Function pAlphaUpper()
	Static result As Parser	' an uninitialized instance of Parser at first
	If result.tp = "" Then
		result = pBind(pItem, _
					ite(compose(inRange(Asc("A"), Asc("Z")), Fn.asc), _
						pReturn, _
						fstArg(pFail) _
				 )	)
	End If
	pAlphaUpper = result
End Function

Function pBinDigit()
	Static result As Parser	' an uninitialized instance of Parser at first
	If result.tp = "" Then
'		result = pChoice(_
'			pBind(pStr("0"), fstArg(pReturn(0))), _
'			pBind(pStr("1"), fstArg(pReturn(1)))_
'		)
		''not paying off (yet):
		result = pBind(pItem, compose(ite(inRange(Asc("0"), Asc("1")), compose(pReturn, add(-Asc("0"))), fstArg(pFail)), Fn.asc)
	End If
	pBinDigit = result
End Function

Function pDecDigit()
	Static result As Parser	' an uninitialized instance of Parser at first
	If result.tp = "" Then
'		result = pChoice(pBinDigit,	pBind(pStr("2"), fstArg(pReturn(2))))
'		result = pChoice(result,	pBind(pStr("3"), fstArg(pReturn(3))))
'		result = pChoice(result,	pBind(pStr("4"), fstArg(pReturn(4))))
'		result = pChoice(result,	pBind(pStr("5"), fstArg(pReturn(5))))
'		result = pChoice(result,	pBind(pStr("6"), fstArg(pReturn(6))))
'		result = pChoice(result,	pBind(pStr("7"), fstArg(pReturn(7))))
'		result = pChoice(result,	pBind(pStr("8"), fstArg(pReturn(8))))
'		result = pChoice(result,	pBind(pStr("9"), fstArg(pReturn(9))))
		'pDecDigit = result
		'Exit Function

		''not really paying off (yet):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pBind(pItem, compose( _
			ite( inRange(Asc("0"), Asc("9")), _
				retZero, _
				ite(inRange(Asc("A"), Asc("F")), _
					retUpperA, _
					ite(inRange(Asc("a"), Asc("f")), _
						retLowerA, _
						fstArg(pFail) _
					) _
				) _
			), Fn.asc) _
		)

	End If
	pHexDigit = result
End Function

Function pHexNum()
	Static result As Object
	If isNull(result) Then
		'foldl1 compose(plus, mul 16)
		Set result = pSeq(Array(pMany1(pHexDigit)), apply(Fn.foldl1, compose(add, mul(16))))
	End If
	pHexNum = result
End Function

Function pHexLit()
	Static result As Parser	' an uninitialized instance of Parser at first
	If result.tp = "" Then
		result = pSeq(Array(pStr("0x"), pHexNum), sndArg)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Left As Object
		Dim pRight As Object
		Dim pS As Object
		Dim pParenS As Object
		Dim pTypeArg As Object
		Dim pCtor As Object
		Dim pN
		Dim recDummy As Object
		
		' Left ::= ws* N
		' pLeft = do _ &lt;- many white
		'            n &lt;- N
		'         return n
		'pLeft = pSeq(Array(pMany(pWhite), recDummy), sndArg)
		pLeft = pSeq(Array(pSkip(pMany(pWhite)), recDummy), id)
		
		' Right ::= "-&gt;" S
		' pRight = do _ &lt;- (str "-&gt;")
		'             s &lt;- S
		'          return s
		'pRight = pSeq(Array(pStr("-&gt;"), recDummy), sndArg)
		pRight = pSeq(Array(pSkip(pStr("-&gt;")), recDummy), id)
		
		' S ::= Left ws* Right?
		' pS = do lft &lt;- pLeft
		'           _ &lt;- many white
		'         rgt &lt;- zeroOrOne pRight
		'      return (if (empty? rgt) left else (mkArrowType lft rgt))
		'pS = pSeq(Array(pLeft,_
		'				pSeq(Array(pMany(pWhite), pZeroOrOne(pRight)),_
		'				sndArg),_
		'		  ), Fn.maybeMakeArrowType)
		'
		pS = pSeq(Array(pLeft,_
						pSkip(pMany(pWhite)),_
						pZeroOrOne(pRight)_
				  ), Fn.maybeMakeArrowType)
		pRight.st(0)(1) = pS ' fix up recursive call to S in Right
		
		' ParenS ::= "(" S ")"
		'pParenS = pSeq(Array(pSeq(Array(pStr("("), pS), sndArg),_
		'				     pStr(")")_
		'			   ), fstArg)
		
		pParenS = pSeq(Array(pSkip(pStr("(")), _
							 pS, _
						     pSkip(pStr(")")) _
					   ), id)
		
		' TypeArg ::= ws+ N
		'pTypeArg = pSeq(Array(pMany1(pWhite), recDummy), sndArg)
		pTypeArg = pSeq(Array(pSkip(pMany1(pWhite)), recDummy), id)
		
		' Ctor ::= TypeCtor TypeArg*
		pCtor = pSeq(Array(pTypeCtor, pMany(pTypeArg)), Fn.mkTypeCtor)
		
		' N ::= ParenS | BaseType | Ctor | TypeVar
		pN = foldl1(pChoice, List(pParenS, pBaseType, pCtor, pTypeVar))
		
		pLeft.st(0)(1) = pN ' fix up recursive call to N in Left
		pTypeArg.st(0)(1) = pN ' fix up recursive call to N in TypeArg
			
		result = pS

		'msgbox(toString(pLeft))
	End If
	pTypeExpr = result
End Function

Function pBaseType()
	Static result As Object
	If isNull(result) Then
		result = foldl1(pChoice, _
						map(pStr, List("Bool", "Str", "Int", "Long"))_
		)
	End If
	pBaseType = result
End Function

Function pTypeVar()
	pTypeVar = pAlphaLower
End Function

Function pTypeCtor()
	Static result As Object
	If isNull(result) Then
		result = foldl1(pChoice, _
						map(pStr, List("List", "Maybe", "Parser"))_
		)
	End If
	pTypeCtor = result
End Function

Function mkArrowType(tIn, tOut)
	mkArrowType = "(-&gt; " &amp; tIn &amp; " " &amp; tOut &amp; ")"
End Function

Function maybeMakeArrowType(i, o)
	If isEmpty(o) Then
		maybeMakeArrowType = i
	Else
		maybeMakeArrowType = mkArrowType(i, o)
	End If
End Function

Function mkTypeCtor(ctorName As String, typeArgs As Object)
	mkTypeCtor = "(" &amp; ctorName &amp; " " &amp; toString(typeArgs) &amp; ")"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applyP = _applyP(p, s, pos, False)
End Function

Function _applyP(p As Parser, s As String, pos As Integer, isUnderSkip As Boolean)
	_applyP_callCount = _applyP_callCount + 1
	Dim result As Variant
	Dim fResult As Variant
	Dim nxtPos As Integer
	Dim i As Integer, j As Integer, k As Integer
	Dim innerParser As Parser
	Dim innerParsers As Variant
	Dim lst As Object
	nxtPos = pos
	If p.tp = "return" Then
		applyP_return = applyP_return + 1
		result = Array(p.st, nxtPos)
	ElseIf p.tp = "fail" Then
		applyP_fail = applyP_fail + 1
		result = parseFailure
	ElseIf p.tp = "item" Then
		applyP_item = applyP_item + 1
		If pos &lt;= Len(s) Then
			nxtPos = pos + 1
			result = Array(Mid(s, pos, 1), nxtPos)
		Else
			result = parseFailure
		End If
	ElseIf p.tp = "str" Then
		applyP_str = applyP_str + 1
		Dim match As String
		Dim matchLen As Integer
		match = p.st
		matchLen = Len(match)
		If (Mid(s, pos, matchLen) = match) Then
			nxtPos = pos + matchLen
			result = Array(match, nxtPos)
		Else
			result = parseFailure
		End If
		'MsgBox("str(" &amp; toString(match) &amp; "), s=" &amp; toString(s) &amp; ", pos=" &amp; toString(pos) &amp; ", matchLen=" &amp; toString(matchLen)_
		'	&amp; chr(13) &amp; "~&gt;" &amp; toString(result))
	ElseIf p.tp = "choice" Then
		applyP_choice = applyP_choice + 1
		innerParsers = p.st
		k = length(innerParsers)
		If k = 2 Then	' if there are two alternatives
			result = _applyP(car(innerParsers), s, pos, isUnderSkip)
			If isParseFailure(result) Then
				result = _applyP(cadr(innerParsers), s, pos, isUnderSkip)
			End If
		ElseIf k &gt; 2 Then	' more than 2 alternatives
			Do
				innerParser = car(innerParsers)
				result = _applyP(innerParser, s, pos, isUnderSkip)
				innerParsers = cdr(innerParsers)
			Loop Until (isNil(innerParsers) Or Not(isParseFailure(result)))
		Else
			croak("applying pChoice: invalid list of alternatives " &amp; chr(13) &amp; toString(innerParsers))
		End If
	ElseIf (p.tp = "many1Rev") Then
		Dim lstLen As Integer
		nxtPos = pos
		lstLen = 0
		Set lst = nil
		innerParser = p.st
		result = _applyP(innerParser, s, nxtPos, isUnderSkip)
		While Not(isParseFailure(result))
			nxtPos = result(1)
			Set lst = cons(result(0), lst)
			lstLen = lstLen + 1
			result = _applyP(innerParser, s, nxtPos, isUnderSkip)
		Wend
		If isNil(lst) Then
			result = parseFailure
		Else
			result = Array(lst, nxtPos)
		End If
	ElseIf p.tp = "bind" Then
		applyP_bind = applyP_bind + 1
		If isKreturn(p.st(1)) Then
			apply_bind_K_return = apply_bind_K_return + 1
		End If
		result = _applyP(p.st(0), s, pos, isUnderSkip)
		If Not isParseFailure(result) Then
			nxtPos = result(1)
			fResult = apply1(p.st(1), result(0))
			' do NOT access .tp on fResult - it's effectively as fixing fResult's type to Object...!
			result = _applyP(fResult, s, nxtPos, isUnderSkip)
		End If
	ElseIf p.tp = "seq" Then
		applyP_seq = applyP_seq + 1
		Dim t As Variant
		innerParsers = p.st(0)
		i = LBound(innerParsers)
		k = UBound(innerParsers)
		nxtPos = pos
		Dim iResults As Object
		iResults = nil
		Do
			t = _applyP(innerParsers(i), s, nxtPos, isUnderSkip)
			If Not isParseFailure(t) Then
				nxtPos = t(1)
				If Not(isPSkip(innerParsers(i))) Then
					iResults = cons(t(0), iResults)
				End If
				i = i + 1
			End If
		Loop Until (i &gt; k) Or isParseFailure(t)
		If isParseFailure(t) Then
			result = t
		Else
			fResult = applyToList(p.st(1), reverse(iResults))
			' ATTENTION: do not reuse t, type of result value may not match
			'            and an implicit conversion might happen!
			result = Array(fResult, nxtPos)
		End If
		'MsgBox("seq/" &amp; p.st(1) &amp; ": " &amp; toString(result))
	Else
		result = "unknown Parser '" &amp; p.tp &amp; "'"
		MsgBox("Error in applyP: " &amp; result)
	End If
	_applyP = result
End Function


'= tests ======================================================================

Global refute_parses_pass As Object

Function [-----------------------------]()
End Function

Function test_Parser(Optional what)
'	what = "primitives"
	Dim failure As String
	failure = toString(parseFailure)
	refute_parses_pass = assertEqual(failure, failure)
	
	Dim result As Variant
	Dim ticksPerSec As Long
	ticksPerSec = GetSystemTicks()
	Wait(100) ' wait a hundred milliseconds
	ticksPerSec = 10 * (GetSystemTicks() - ticksPerSec)

	Dim tm As Double, aCount As Integer, aPerSec As Double
	aCount = assertionCount
	tm = GetSystemTicks
	
	bindFns = nil
	
	If isMissing(what) Or (what = "all") Or (what = "primitives") Then
		test_Parser_fail()
		test_Parser_return()
		test_Parser_item()
		test_Parser_choice()
		test_Parser_bind()	
		test_Parser_then()	
		test_Parser_skip()
	End If
	If isMissing(what) Or (what = "all") Or (what = "multiplicity") Then
		test_Parser_zeroOrOne()
		test_Parser_manyRev()
		test_Parser_many()
		test_Parser_many1Rev()
		test_Parser_many1()	
	End If	
	If isMissing(what) Or (what = "all") Or (what = "basic") Then
		test_Parser_str()
		test_Parser_white()
		test_Parser_seq()
		test_Parser_alphaLower()
		test_Parser_alphaUpper()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msgbox("applyP_callCount: " &amp; applyP_callCount _
				&amp; chr(13) &amp; "_applyP_callCount: " &amp; _applyP_callCount _
				&amp; chr(13) &amp; "apply_return: " &amp; applyP_return _
				&amp; chr(13) &amp; "apply_fail: " &amp; applyP_fail _
				&amp; chr(13) &amp; "apply_item: " &amp; applyP_item _
				&amp; chr(13) &amp; "apply_bind: " &amp; applyP_bind _
				&amp; chr(13) &amp; "apply_bind_K_return: " &amp; apply_bind_K_return _
				&amp; chr(13) &amp; "apply_choice: " &amp; applyP_choice _
				&amp; chr(13) &amp; "apply_str: " &amp; applyP_str _
				&amp; chr(13) &amp; "apply_seq: " &amp; applyP_seq _
				&amp; chr(13) &amp; length(bindFns) &amp; " bindFns: " &amp; toString(bindFns))
	Else
		result = Join(Array("test_Parser(" &amp; what &amp; "):", tm, aCount), " ")
	End If
	test_Parser = result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pBind(pItem, \a.return (concat "FOO" a))
	p = pBind(pItem, compose(pReturn, concat("FOO")))
	assert_parses(p, "xy",		"FOOx", 2).x
	assert_parses(p, "xx",		"FOOx", 2).x
	assert_parses(p, "yx",		"FOOy", 2).x
	assert_parses(p, " yabcd",	"FOO ", 2).x
End Function

Function test_Parser_then()
	Dim p As Object
	'TODO: make pThen (partially) applicable
'	p = pThen
'	assertEqual(isFn(p), True).x
'	assertEqual(arity(p),   2).x
	
	p = pThen(pStr("x"), pStr(" "))
	refute_parses(p, "xabcd").x
	refute_parses(p, "yabcd").x
	refute_parses(p, "y abcd").x
	assert_parses(p, "x abcd",		"x", 3).x
	assert_parses(p, "x  abcd",		"x", 3).x
	assert_parses(p, "x   abcd",	"x", 3).x

	p = pThen(pStr("x"), pMany(pStr(" ")))
	assert_parses(p, "xabcd",		"x", 2).x
	refute_parses(p, "yabcd").x
	refute_parses(p, "y abcd").x
	assert_parses(p, "x abcd",		"x", 3).x
	assert_parses(p, "x  abcd",		"x", 4).x
	assert_parses(p, "x   abcd",	"x", 5).x
End Function

Function test_Parser_skip()
	Dim p As Parser, actual As Variant
	Set p = pSkip(pItem)
	refute_parses(p, "").x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refute_parses(p, "Bool").x
	refute_parses(p, "bool").x

	refute_parses(p, "Str").x
	refute_parses(p, "str").x

	refute_parses(p, "Int").x
	refute_parses(p, "int").x

	refute_parses(p, "Long").x
	refute_parses(p, "long").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a-&gt;b",	 	"(-&gt; (List ['a']) b)", 10).x
	assert_parses(p, "List (a-&gt;b)",	 	"(List ['(-&gt; a b)'])", 12).x
	assert_parses(p, "List Maybe a",	"(List ['(Maybe ['a'])'])", 13).x
	assert_parses(p, "List Maybe a b",	"(List ['(Maybe ['a', 'b'])'])", 15).x
	assert_parses(p, "List (Maybe a) b","(List ['(Maybe ['a'])', 'b'])", 17).x
	
	refute_parses(p, "-&gt;a").x
	'refute_parses(p, "a-&gt;").x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Rev()
	Dim p As Parser
	Dim data As Variant
	Dim zeroMatches As Variant
	zeroMatches = nil
	
	data = Array("", " ", " " &amp; chr(13), "asdf", " bar", "b", "ba", "bar", "barb",_
		"barba", "barbar", chr(13), chr(13) &amp; "bar", chr(13) &amp; chr(13),_
		chr(13) &amp; chr(13) &amp; "bar"_
	)
	p = pManyRev(pFail)
	assert_parses(p, data, zeroMatches, 1).x
	
	'p = pMany(pReturn(3)) - yields infite sequence of 3s, even on empty string
	
	p = pManyRev(pItem)
	assert_parses(p, "", 			zeroMatches, 1).x
	assert_parses(p, " ", 			List(" "), 2).x
	assert_parses(p, " " &amp; chr(13),	List("\n", " "), 3).x
	assert_parses(p, "asdf",		List("f", "d", "s", "a"), 5).x
	
	p = pManyRev(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Rev(pDecDigit)
	assert_parses(p, "", 			zeroMatches, 1).x
	assert_parses(p, " ", 			zeroMatches, 1).x
	assert_parses(p, "1", 			List(1), 2).x
	assert_parses(p, "10 ", 		List(0, 1), 3).x
	assert_parses(p, "102345", 		List(5, 4, 3, 2, 0, 1), 7).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Rev()
	Dim p As Parser
	Dim data As Variant
	
	data = Array("", " ", " " &amp; chr(13), "asdf", " bar", "b", "ba", "bar", "barb",_
		"barba", "barbar", chr(13), chr(13) &amp; "bar", chr(13) &amp; chr(13),_
		chr(13) &amp; chr(13) &amp; "bar"_
	)
	p = pMany1Rev(pFail)
	refute_parses(p, data).x
	
	'p = pMany1(pReturn(3)) - yields infite sequence of 3s, except on empty string
	
	p = pMany1Rev(pItem)
	refute_parses(p, "").x
	assert_parses(p, " ", 			List(" "), 2).x
	assert_parses(p, " " &amp; chr(13),	List("\n", " "), 3).x
	assert_parses(p, "asdf",		List("f", "d", "s", "a"), 5).x
	
	p = pMany1Rev(pStr(" "))
	refute_parses(p, "").x
	assert_parses(p, " ", 			List(" "), 2).x
	assert_parses(p, " " &amp; chr(13),	List(" "), 2).x
	refute_parses(p, "asdf").x
	assert_parses(p, "  ",			List(" ", " "), 3).x
	assert_parses(p, "   ",			List(" ", " ", " "), 4).x
	assert_parses(p, " x ",			List(" "), 2).x
	assert_parses(p, " x  ",		List(" "), 2).x
	assert_parses(p, "  x ",		List(" ", " "), 3).x
	
	p = pMany1Rev(pDecDigit)
	refute_parses(p, "").x
	refute_parses(p, " ").x
	assert_parses(p, "1", 			List(1), 2).x
	assert_parses(p, "10 ", 		List(0, 1), 3).x
	assert_parses(p, "102345", 		List(5, 4, 3, 2, 0, 1),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f = TParser_toString
	assertEqual(isFn(f), True).x
	assertEqual(arity(f),   1).x
	
	assert_toStr(pFail, 							"fail").x
	assert_toStr(pReturn(7), 						"(return 7)").x
	assert_toStr(pReturn("seven"),					"(return 'seven')").x
	assert_toStr(pStr("a"),							"(str 'a')").x
	assert_toStr(pChoice(pStr("a"), pStr("b")),		"((str 'a') +++ (str 'b'))").x
	assert_toStr(pChoice(pStr("b"), pStr("a")),		"((str 'b') +++ (str 'a'))").x
	assert_toStr(pZeroOrOne(pStr("a")),				"(str 'a')?").x
	' double p?? is the same as p?:
	assert_toStr(pZeroOrOne(pZeroOrOne(pStr("a"))),	"(str 'a')?").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